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7bfe18"/>
    </style:style>
    <style:style style:name="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4" style:family="paragraph" style:parent-style-name="Standard">
      <style:text-properties fo:font-style="normal" officeooo:rsid="0173e725" officeooo:paragraph-rsid="0173e725" style:font-style-asian="normal" style:font-style-complex="normal"/>
    </style:style>
    <style:style style:name="P5" style:family="paragraph" style:parent-style-name="Text_20_body">
      <style:text-properties officeooo:rsid="0179c41a" officeooo:paragraph-rsid="0179c41a"/>
    </style:style>
    <style:style style:name="P6" style:family="paragraph" style:parent-style-name="Text_20_body">
      <style:text-properties officeooo:rsid="017963b2" officeooo:paragraph-rsid="017963b2"/>
    </style:style>
    <style:style style:name="P7" style:family="paragraph" style:parent-style-name="Text_20_body">
      <style:text-properties officeooo:paragraph-rsid="0179c41a"/>
    </style:style>
    <style:style style:name="P8" style:family="paragraph" style:parent-style-name="Text_20_body">
      <style:text-properties officeooo:rsid="017ef9f7" officeooo:paragraph-rsid="017ef9f7"/>
    </style:style>
    <style:style style:name="P9" style:family="paragraph" style:parent-style-name="Standard">
      <style:text-properties officeooo:rsid="018273be" officeooo:paragraph-rsid="018273be"/>
    </style:style>
    <style:style style:name="P10" style:family="paragraph" style:parent-style-name="Text_20_body">
      <style:text-properties officeooo:rsid="017d4802" officeooo:paragraph-rsid="017d4802"/>
    </style:style>
    <style:style style:name="P11" style:family="paragraph" style:parent-style-name="Heading_20_1">
      <style:text-properties officeooo:rsid="0173e725" officeooo:paragraph-rsid="0173e725"/>
    </style:style>
    <style:style style:name="P12" style:family="paragraph" style:parent-style-name="Heading_20_1">
      <style:paragraph-properties fo:break-before="page"/>
      <style:text-properties officeooo:rsid="018b6c5d" officeooo:paragraph-rsid="018b6c5d"/>
    </style:style>
    <style:style style:name="P13" style:family="paragraph" style:parent-style-name="Heading_20_2">
      <style:text-properties officeooo:paragraph-rsid="0175e7ac"/>
    </style:style>
    <style:style style:name="P14" style:family="paragraph" style:parent-style-name="Heading_20_2">
      <style:text-properties officeooo:rsid="017ef9f7" officeooo:paragraph-rsid="017ef9f7"/>
    </style:style>
    <style:style style:name="P15" style:family="paragraph" style:parent-style-name="Heading_20_2">
      <style:text-properties officeooo:rsid="018024d0" officeooo:paragraph-rsid="018024d0"/>
    </style:style>
    <style:style style:name="P16" style:family="paragraph" style:parent-style-name="Heading_20_2">
      <style:text-properties officeooo:rsid="018273be" officeooo:paragraph-rsid="018273be"/>
    </style:style>
    <style:style style:name="P17" style:family="paragraph" style:parent-style-name="Standard" style:list-style-name="AdvLab-Bullet"/>
    <style:style style:name="P18" style:family="paragraph" style:parent-style-name="Standard" style:list-style-name="AdvLab-Bullet">
      <style:text-properties fo:font-weight="bold" officeooo:rsid="01840856" officeooo:paragraph-rsid="01840856" style:font-weight-asian="bold" style:font-weight-complex="bold"/>
    </style:style>
    <style:style style:name="P19" style:family="paragraph" style:parent-style-name="Standard" style:list-style-name="AdvLab-Bullet">
      <style:text-properties officeooo:rsid="018273be" officeooo:paragraph-rsid="018273be"/>
    </style:style>
    <style:style style:name="P20" style:family="paragraph" style:parent-style-name="Text_20_body" style:list-style-name="AdvLab-Bullet">
      <style:text-properties officeooo:paragraph-rsid="017ef9f7"/>
    </style:style>
    <style:style style:name="P21" style:family="paragraph" style:parent-style-name="Text_20_body" style:list-style-name="AdvLab-Bullet">
      <style:text-properties officeooo:rsid="017d4802" officeooo:paragraph-rsid="017d4802"/>
    </style:style>
    <style:style style:name="P22" style:family="paragraph" style:parent-style-name="Text_20_body" style:list-style-name="AdvLab-Bullet">
      <style:text-properties officeooo:rsid="01815763" officeooo:paragraph-rsid="01815763"/>
    </style:style>
    <style:style style:name="P23" style:family="paragraph" style:parent-style-name="Text_20_body" style:list-style-name="AdvLab-Bullet">
      <style:text-properties officeooo:rsid="017ef9f7" officeooo:paragraph-rsid="017ef9f7"/>
    </style:style>
    <style:style style:name="P24" style:family="paragraph" style:parent-style-name="Text_20_body" style:list-style-name="AdvLab-Bullet">
      <style:text-properties officeooo:rsid="018273be" officeooo:paragraph-rsid="018273be"/>
    </style:style>
    <style:style style:name="P25" style:family="paragraph" style:parent-style-name="Text_20_body" style:list-style-name="AdvLab-Bullet">
      <style:text-properties officeooo:rsid="018b6c5d" officeooo:paragraph-rsid="018b6c5d"/>
    </style:style>
    <style:style style:name="P26" style:family="paragraph" style:parent-style-name="Text_20_body" style:list-style-name="AdvLab-Bullet">
      <style:text-properties officeooo:rsid="018c0463" officeooo:paragraph-rsid="018c0463"/>
    </style:style>
    <style:style style:name="T1" style:family="text">
      <style:text-properties fo:font-size="12pt" fo:font-weight="bold" officeooo:rsid="01893781" style:font-size-asian="10.5pt"/>
    </style:style>
    <style:style style:name="T2" style:family="text">
      <style:text-properties fo:font-size="12pt" fo:font-weight="bold" officeooo:rsid="010124a3" style:font-size-asian="10.5pt"/>
    </style:style>
    <style:style style:name="T3" style:family="text">
      <style:text-properties fo:font-size="12pt" fo:font-weight="bold" officeooo:rsid="011bbfad" style:font-name-asian="Liberation Sans1" style:font-size-asian="10.5pt" style:font-name-complex="Liberation Sans1"/>
    </style:style>
    <style:style style:name="T4" style:family="text">
      <style:text-properties fo:font-size="12pt" fo:font-weight="bold" officeooo:rsid="017253af" style:font-name-asian="Liberation Sans1" style:font-size-asian="10.5pt" style:font-name-complex="Liberation Sans1"/>
    </style:style>
    <style:style style:name="T5" style:family="text">
      <style:text-properties fo:font-size="12pt" fo:font-weight="bold" officeooo:rsid="017d4802" style:font-name-asian="Liberation Sans1" style:font-size-asian="10.5pt" style:font-name-complex="Liberation Sans1"/>
    </style:style>
    <style:style style:name="T6" style:family="text">
      <style:text-properties officeooo:rsid="0050f0df"/>
    </style:style>
    <style:style style:name="T7" style:family="text">
      <style:text-properties officeooo:rsid="00b1e0fa" style:font-name-asian="Liberation Sans1" style:font-name-complex="Liberation Sans1"/>
    </style:style>
    <style:style style:name="T8" style:family="text">
      <style:text-properties officeooo:rsid="010563d1"/>
    </style:style>
    <style:style style:name="T9" style:family="text">
      <style:text-properties officeooo:rsid="0050f0df" style:font-name-asian="Liberation Serif" style:font-name-complex="Liberation Serif"/>
    </style:style>
    <style:style style:name="T10" style:family="text">
      <style:text-properties officeooo:rsid="0050f0df" style:font-name-asian="Arial Unicode MS" style:font-name-complex="Arial Unicode MS"/>
    </style:style>
    <style:style style:name="T11" style:family="text">
      <style:text-properties officeooo:rsid="007e5b1a" style:font-name-asian="Arial Unicode MS" style:font-name-complex="Arial Unicode MS"/>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17d4802" style:font-style-asian="normal" style:font-style-complex="normal"/>
    </style:style>
    <style:style style:name="T15" style:family="text">
      <style:text-properties fo:font-style="normal" officeooo:rsid="017ef9f7" style:font-style-asian="normal" style:font-style-complex="normal"/>
    </style:style>
    <style:style style:name="T16" style:family="text">
      <style:text-properties officeooo:rsid="0179c41a"/>
    </style:style>
    <style:style style:name="T17" style:family="text">
      <style:text-properties officeooo:rsid="0175e7ac"/>
    </style:style>
    <style:style style:name="T18" style:family="text">
      <style:text-properties officeooo:rsid="017d4802"/>
    </style:style>
    <style:style style:name="T19" style:family="text">
      <style:text-properties officeooo:rsid="017ef9f7"/>
    </style:style>
    <style:style style:name="T20" style:family="text">
      <style:text-properties officeooo:rsid="01815763"/>
    </style:style>
    <style:style style:name="T21" style:family="text">
      <style:text-properties officeooo:rsid="018273be"/>
    </style:style>
    <style:style style:name="T22" style:family="text">
      <style:text-properties fo:font-weight="normal" style:font-weight-asian="normal" style:font-weight-complex="normal"/>
    </style:style>
    <style:style style:name="T23" style:family="text">
      <style:text-properties fo:font-weight="normal" officeooo:rsid="01840856" style:font-weight-asian="normal" style:font-weight-complex="normal"/>
    </style:style>
    <style:style style:name="T24" style:family="text">
      <style:text-properties style:font-weight-asian="normal" style:font-weight-complex="normal"/>
    </style:style>
    <style:style style:name="T25" style:family="text">
      <style:text-properties officeooo:rsid="01840856" style:font-weight-asian="normal" style:font-weight-complex="normal"/>
    </style:style>
    <style:style style:name="T26" style:family="text">
      <style:text-properties officeooo:rsid="018a76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4">In the previous labs, you interfaced your PicoW using the microcontroller’s ADC input, and PWM output. This lab will introduce you the world of external sensors, displays, and controllers. There are hundreds of external boards that expand microcontrollers to measure, control, or display almost anything imaginable. Sensors include sound, like, motion, radiation, air quality, temperature, humidity and more. Display boards range from two lines of 16 characters, to touchscreens, to dual monitors. Controllers include driving motors, valves, heaters, etc.</text:p>
      <text:p text:style-name="P4">Most of these boards communicate with microcontrollers using digital interfaces.</text:p>
      <text:h text:style-name="P11" text:outline-level="1">Chapter 10 – Digital Communication Protocols: <text:span text:style-name="T26">I2C and SPI</text:span></text:h>
      <text:p text:style-name="P6">To use an external sensor board, microcontrollers communicate using digital signal <text:span text:style-name="T12">protocols</text:span>. Most of these protocol are <text:span text:style-name="T12">serial</text:span><text:span text:style-name="T13">, that is they send data one bit at a time to the board. Some of these protocols commonly used include</text:span><text:span text:style-name="T12"> USB</text:span><text:span text:style-name="T13">,</text:span><text:span text:style-name="T12"> One-Wire</text:span><text:span text:style-name="T13">, </text:span><text:span text:style-name="T12">I2C</text:span><text:span text:style-name="T13">, and </text:span><text:span text:style-name="T12">I2S</text:span><text:span text:style-name="T13">. </text:span><text:span text:style-name="T14">In this lab, based on Chapter 10 in the Getting Started book, we will use I2C and SPI.</text:span></text:p>
      <text:h text:style-name="P13" text:outline-level="2"><text:span text:style-name="T16">1</text:span><text:span text:style-name="T17">) </text:span><text:span text:style-name="T18">Display using I2C<text:tab/></text:span></text:h>
      <text:p text:style-name="P10">You are following the directions in Ch. 11 with a few small changes.</text:p>
      <text:list xml:id="list3000458434" text:style-name="AdvLab-Bullet">
        <text:list-item>
          <text:p text:style-name="P21">Unplug the Pico W! </text:p>
        </text:list-item>
        <text:list-item>
          <text:p text:style-name="P22">Use pins <text:span text:style-name="Code">GP8</text:span> for <text:span text:style-name="Code">SDA</text:span> and <text:span text:style-name="Code">GP9</text:span> for <text:span text:style-name="Code">SCL</text:span>. On the DAC board, they are in the 1x10 connector on the left of the Pico W.</text:p>
        </text:list-item>
        <text:list-item>
          <text:p text:style-name="P21">Follow the directions for plugging in the 128 x 32 OLED display. (It is the long rectangular display.) It is set up to use the I2C protocol. </text:p>
        </text:list-item>
        <text:list-item>
          <text:p text:style-name="P20"><text:span text:style-name="T19">The library procedure did not work for me. Instead google </text:span><text:span text:style-name="T12">micropython-ssd1306</text:span><text:span text:style-name="T15"> and click on the GitHub link </text:span><text:a xlink:type="simple" xlink:href="https://github.com/stlehmann/micropython-ssd1306/blob/master/ssd1306.py" text:style-name="Internet_20_link" text:visited-style-name="Visited_20_Internet_20_Link"><text:span text:style-name="T15">https://github.com/stlehmann/micropython-ssd1306/blob/master/ssd1306.py</text:span></text:a><text:span text:style-name="T15"> Right above the code window there is a download button. Copy this file to your working directory, then use Thonny to create a folder on the Pico W named </text:span><text:span text:style-name="Code"><text:span text:style-name="T19">lib</text:span></text:span><text:span text:style-name="T15">. Use Thonny to upload the file to this lib folder.</text:span></text:p>
        </text:list-item>
        <text:list-item>
          <text:p text:style-name="P23"><text:span text:style-name="T13">Test if you installed it correctly by going to the Pico W python prompt and typing </text:span><text:span text:style-name="Code">import ssd1306</text:span><text:span text:style-name="T13">. </text:span></text:p>
        </text:list-item>
      </text:list>
      <text:h text:style-name="P14" text:outline-level="2">2) Challenge</text:h>
      <text:p text:style-name="P8">Before going on to the temperature sensor part, there are more things you can do with the display than write test.</text:p>
      <text:p text:style-name="P8">Go to the MicroPython web page <text:a xlink:type="simple" xlink:href="https://docs.micropython.org/en/latest/esp8266/tutorial/ssd1306.html" text:style-name="Internet_20_link" text:visited-style-name="Visited_20_Internet_20_Link">https://docs.micropython.org/en/latest/esp8266/tutorial/ssd1306.html</text:a> </text:p>
      <text:p text:style-name="P8">On that page you will see examples of <text:span text:style-name="Code">contrast</text:span>, <text:span text:style-name="Code">invert</text:span>, <text:span text:style-name="Code">pixel</text:span>, <text:span text:style-name="Code">hline</text:span>, <text:span text:style-name="Code">vline</text:span>, <text:span text:style-name="Code">line</text:span>, <text:span text:style-name="Code">rect</text:span>, and more. Try each method at least once. Remember, use <text:span text:style-name="Code">fill(0)</text:span> before, and show after to see your results. You can draw multiple things on the display if your don’t use <text:span text:style-name="Code">fill</text:span>.</text:p>
      <text:p text:style-name="P8">Finally, write a program that will make a personal logo for you and your partner and show it to the instructor.</text:p>
      <text:p text:style-name="P8"/>
      <text:p text:style-name="P8"/>
      <text:p text:style-name="P8"/>
      <text:h text:style-name="P15" text:outline-level="2">3) <text:span text:style-name="T20">Display Using SPI</text:span></text:h>
      <text:list xml:id="list184747786233690" text:continue-numbering="true" text:style-name="AdvLab-Bullet">
        <text:list-item>
          <text:p text:style-name="P22">Unplug the Pico W!</text:p>
        </text:list-item>
        <text:list-item>
          <text:p text:style-name="P22">Use pins <text:span text:style-name="Code">GP8</text:span> for <text:span text:style-name="Code">SDA</text:span> and <text:span text:style-name="Code">GP9</text:span> for <text:span text:style-name="Code">SCL</text:span>. On the DAC board, they are in the 1x10 connector on the left of the Pico W.</text:p>
        </text:list-item>
        <text:list-item>
          <text:p text:style-name="P22"><text:soft-page-break/>This display is 128 x 64 and uses the SPI protocol.</text:p>
        </text:list-item>
        <text:list-item>
          <text:p text:style-name="P24">Work through the exercises in the rest of the chapter.</text:p>
        </text:list-item>
      </text:list>
      <text:h text:style-name="P16" text:outline-level="2">4) Challenge</text:h>
      <text:list text:continue-numbering="true" text:style-name="AdvLab-Bullet">
        <text:list-item>
          <text:p text:style-name="P18">Challenge 1</text:p>
        </text:list-item>
        <text:list-item>
          <text:p text:style-name="P17">This display has more than one color. Use <text:span text:style-name="Code">fill_rect</text:span> to completely fill the display. <text:span text:style-name="T21">Describe what the display looks like below.</text:span></text:p>
        </text:list-item>
        <text:list-item>
          <text:p text:style-name="P19">Write a program to make you logo with the SPI display and show your instructor.</text:p>
        </text:list-item>
      </text:list>
      <text:p text:style-name="P9"/>
      <text:p text:style-name="P9"/>
      <text:list xml:id="list184747738924006" text:continue-numbering="true" text:style-name="AdvLab-Bullet">
        <text:list-item>
          <text:p text:style-name="P18">Challenge 2</text:p>
        </text:list-item>
        <text:list-item>
          <text:p text:style-name="P19">Write a program to randomly fill the display with dots. When it is full, start randomly deleting pixels. </text:p>
        </text:list-item>
        <text:list-item>
          <text:p text:style-name="P18">Hints:</text:p>
          <text:list>
            <text:list-item>
              <text:p text:style-name="P18"><text:span text:style-name="T22">make a list with a list from 0 to the number of pixels minus 1. Use </text:span><text:span text:style-name="Code"><text:span text:style-name="T24">list</text:span></text:span><text:span text:style-name="T22"> function and </text:span><text:span text:style-name="Code"><text:span text:style-name="T24">range</text:span></text:span><text:span text:style-name="T22"> function.</text:span></text:p>
            </text:list-item>
            <text:list-item>
              <text:p text:style-name="P18"><text:span text:style-name="T22">The function </text:span><text:span text:style-name="Code"><text:span text:style-name="T24">random.choice </text:span></text:span><text:span text:style-name="T22">randomly picks an item from an array.</text:span></text:p>
            </text:list-item>
            <text:list-item>
              <text:p text:style-name="P18"><text:span text:style-name="Code"><text:span text:style-name="T24">array.remove(i)</text:span></text:span><text:span text:style-name="T22"> removes item with value </text:span><text:span text:style-name="Code"><text:span text:style-name="T24">i</text:span></text:span><text:span text:style-name="T22"> from an array.</text:span></text:p>
            </text:list-item>
            <text:list-item>
              <text:p text:style-name="P17"><text:span text:style-name="T23">For a pixel </text:span><text:span text:style-name="Code"><text:span text:style-name="T25">i</text:span></text:span><text:span text:style-name="T23">, the “row” of the pixel is </text:span><text:span text:style-name="Code"><text:span text:style-name="T25">i // 128</text:span></text:span><text:span text:style-name="T23">, and the column of the pixel is </text:span><text:span text:style-name="Code"><text:span text:style-name="T25">i % 12</text:span></text:span>. </text:p>
            </text:list-item>
            <text:list-item>
              <text:p text:style-name="P17">Go through all of the pixels twice, once for each color.</text:p>
            </text:list-item>
          </text:list>
        </text:list-item>
      </text:list>
      <text:p text:style-name="P5"/>
      <text:p text:style-name="P7"/>
      <text:p text:style-name="Standard"/>
      <text:h text:style-name="P12" text:outline-level="1">Materials List</text:h>
      <text:list text:continue-numbering="true" text:style-name="AdvLab-Bullet">
        <text:list-item>
          <text:p text:style-name="P25">One 0.91” 128x32 pixel OLED display</text:p>
        </text:list-item>
        <text:list-item>
          <text:p text:style-name="P26">One 0.96” 128x64 pixel OLED display</text:p>
        </text:list-item>
        <text:list-item>
          <text:p text:style-name="P25">Male to male jumper wir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2" fo:font-family="'Liberation Serif'" style:font-style-name="Regular" style:font-family-generic="roman" style:font-pitch="variable" fo:font-size="11pt" style:font-size-asian="10.5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loext:hyphenation-no-last-word="false" loext:hyphenation-word-char-count="no-limit" loext:hyphenation-zone="no-limit"/>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igure" style:family="paragraph" style:parent-style-name="Caption" style:class="extra" style:master-page-name="">
      <style:paragraph-properties style:page-number="auto"/>
      <style:text-properties fo:font-size="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mall_20_Caps" style:display-name="Small Caps" style:family="text">
      <style:text-properties fo:font-variant="small-caps" fo:font-size="10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0791in" fo:margin-right="0.0791in" style:vertical-pos="middle" style:vertical-rel="text"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9">
      <number:number number:decimal-places="1" number:min-decimal-places="1"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7bfe18"/>
    </style:style>
    <style:style style:name="M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1893781" style:font-size-asian="10.5pt"/>
    </style:style>
    <style:style style:name="MT2" style:family="text">
      <style:text-properties officeooo:rsid="0050f0df"/>
    </style:style>
    <style:style style:name="MT3" style:family="text">
      <style:text-properties fo:font-size="12pt" fo:font-weight="bold" officeooo:rsid="011bbfad" style:font-name-asian="Liberation Sans1" style:font-size-asian="10.5pt" style:font-name-complex="Liberation Sans1"/>
    </style:style>
    <style:style style:name="MT4" style:family="text">
      <style:text-properties fo:font-size="12pt" fo:font-weight="bold" officeooo:rsid="017253af" style:font-name-asian="Liberation Sans1" style:font-size-asian="10.5pt" style:font-name-complex="Liberation Sans1"/>
    </style:style>
    <style:style style:name="MT5" style:family="text">
      <style:text-properties fo:font-size="12pt" fo:font-weight="bold" officeooo:rsid="017d4802" style:font-name-asian="Liberation Sans1" style:font-size-asian="10.5pt" style:font-name-complex="Liberation Sans1"/>
    </style:style>
    <style:style style:name="MT6" style:family="text">
      <style:text-properties officeooo:rsid="00b1e0fa" style:font-name-asian="Liberation Sans1" style:font-name-complex="Liberation Sans1"/>
    </style:style>
    <style:style style:name="MT7" style:family="text">
      <style:text-properties fo:font-size="12pt" fo:font-weight="bold" officeooo:rsid="010124a3" style:font-size-asian="10.5pt"/>
    </style:style>
    <style:style style:name="MT8" style:family="text">
      <style:text-properties officeooo:rsid="010563d1"/>
    </style:style>
    <style:style style:name="MT9" style:family="text">
      <style:text-properties officeooo:rsid="0050f0df" style:font-name-asian="Liberation Serif" style:font-name-complex="Liberation Serif"/>
    </style:style>
    <style:style style:name="MT10" style:family="text">
      <style:text-properties officeooo:rsid="0050f0df" style:font-name-asian="Arial Unicode MS" style:font-name-complex="Arial Unicode MS"/>
    </style:style>
    <style:style style:name="MT11"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Instrumentation Lab</text:span><text:span text:style-name="MT2"><text:tab/></text:span><text:span text:style-name="MT3">Lab </text:span><text:span text:style-name="MT4">4</text:span><text:span text:style-name="MT3"> – </text:span><text:span text:style-name="MT4">Digital </text:span><text:span text:style-name="MT5">Communication</text:span><text:span text:style-name="MT6"><text:tab/></text:span><text:span text:style-name="MT7">Fall</text:span><text:span text:style-name="MT2"> 202</text:span><text:span text:style-name="MT8">4</text:span></text:p>
        <text:p text:style-name="MP2">Names __________________________________________________________________</text:p>
      </style:header>
      <style:footer>
        <text:p text:style-name="MP3"><text:file-name text:display="name-and-extension">Lab04-Digital_Interfaces_24b.odt</text:file-name><text:tab/><text:span text:style-name="MT9">—</text:span><text:span text:style-name="MT10"> </text:span><text:span text:style-name="MT10"><text:page-number text:select-page="current">1</text:page-number></text:span><text:span text:style-name="MT10"><text:s/></text:span><text:span text:style-name="MT11">of </text:span><text:span text:style-name="MT11"><text:page-count>3</text:page-count></text:span><text:span text:style-name="MT10"><text:s/></text:span><text:span text:style-name="MT9">—</text:span><text:span text:style-name="MT10"><text:tab/></text:span><text:span text:style-name="MT10"><text:date style:data-style-name="N49" text:date-value="2024-08-27T18:47:47.685016337">2024-08-27</text:date></text:span><text:span text:style-name="MT10">, </text:span><text:span text:style-name="MT10"><text:time style:data-style-name="N60" text:time-value="2024-08-27T18:47:47.685194243">18:47</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T9H53M12S</meta:editing-duration>
    <meta:editing-cycles>57</meta:editing-cycles>
    <meta:generator>LibreOffice/7.6.7.2$Linux_X86_64 LibreOffice_project/60$Build-2</meta:generator>
    <meta:initial-creator>Prof Huster</meta:initial-creator>
    <dc:date>2024-08-27T18:47:26.994205356</dc:date>
    <meta:document-statistic meta:table-count="0" meta:image-count="0" meta:object-count="0" meta:page-count="3" meta:paragraph-count="41" meta:word-count="655" meta:character-count="3795" meta:non-whitespace-character-count="3193"/>
  </office:meta>
</office:document-meta>
</file>